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1.558cm"/>
    </style:style>
    <style:style style:name="pr5" style:family="presentation" style:parent-style-name="TWU_20_Slide-outline1">
      <style:graphic-properties fo:min-height="15.484cm"/>
    </style:style>
    <style:style style:name="pr6" style:family="presentation" style:parent-style-name="TWU_20_Slide-notes">
      <style:graphic-properties draw:fill-color="#ffffff" fo:min-height="12.322cm"/>
    </style:style>
    <style:style style:name="pr7" style:family="presentation" style:parent-style-name="TWU_20_Slide-title">
      <style:graphic-properties draw:fill-color="#ffffff" draw:auto-grow-height="true" fo:min-height="1.809cm"/>
    </style:style>
    <style:style style:name="pr8" style:family="presentation" style:parent-style-name="TWU_20_Slide-outline1">
      <style:graphic-properties draw:fill-color="#ffffff" draw:auto-grow-height="true" fo:min-height="15.735cm"/>
    </style:style>
    <style:style style:name="pr9" style:family="presentation" style:parent-style-name="TWU_20_Slide-notes">
      <style:graphic-properties draw:fill-color="#ffffff" draw:auto-grow-height="true" fo:min-height="12.573cm"/>
    </style:style>
    <style:style style:name="pr10" style:family="presentation" style:parent-style-name="TWU_20_Slide-title">
      <style:graphic-properties draw:auto-grow-height="true" fo:min-height="1.809cm"/>
    </style:style>
    <style:style style:name="pr11" style:family="presentation" style:parent-style-name="TWU_20_Slide-outline1">
      <style:graphic-properties draw:auto-grow-height="true" fo:min-height="15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text:enable-numbering="false"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text-properties fo:font-size="16pt"/>
    </style:style>
    <style:style style:name="T1" style:family="text">
      <style:text-properties fo:color="#23ff23"/>
    </style:style>
    <style:style style:name="T2" style:family="text">
      <style:text-properties fo:color="#ffff00"/>
    </style:style>
    <style:style style:name="T3" style:family="text">
      <style:text-properties fo:color="#ffffff"/>
    </style:style>
    <style:style style:name="T4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23ff23" fo:font-weight="bold" style:font-weight-asian="bold" style:font-weight-complex="bold"/>
    </style:style>
    <style:style style:name="T7" style:family="text">
      <style:text-properties fo:color="#ffcc99" fo:font-weight="bold" style:font-weight-asian="bold" style:font-weight-complex="bold"/>
    </style:style>
    <style:style style:name="T8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cc99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00" fo:font-weight="bold" style:font-weight-asian="bold" style:font-weight-complex="bold"/>
    </style:style>
    <style:style style:name="T12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cc99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ccccff"/>
    </style:style>
    <style:style style:name="T16" style:family="text">
      <style:text-properties fo:color="#23ff23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static, references, JUnit</presentation:footer-decl>
      <presentation:footer-decl presentation:name="ftr2">CMPTxxxx</presentation:footer-decl>
      <presentation:date-time-decl presentation:name="dtd1" presentation:source="fixed">25 Jan 2011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Object Referenc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5 Jan 2011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Keyword <text:span text:style-name="T1">static</text:span></text:p>
              </text:list-item>
              <text:list-item>
                <text:p><text:span text:style-name="T2">Scope</text:span></text:p>
              </text:list-item>
              <text:list-item>
                <text:p><text:span text:style-name="T2">References</text:span> and constructors</text:p>
              </text:list-item>
              <text:list-item>
                <text:p><text:span text:style-name="T2">Wrapper</text:span> classes for primitive types</text:p>
              </text:list-item>
              <text:list-item>
                <text:p><text:span text:style-name="T1">Date</text:span> and <text:span text:style-name="T1">DateFormat</text:span></text:p>
              </text:list-item>
              <text:list-item>
                <text:p><text:span text:style-name="T2">Unit testing</text:span> with <text:span text:style-name="T1">JUni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static keyword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1">public static void main( String args[] ) {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static</text:span> keyword: <text:span text:style-name="T2">class attribute</text:span></text:p>
                <text:list>
                  <text:list-item>
                    <text:p text:style-name="P1"><text:span text:style-name="T2">Shared</text:span> by all instances of this class</text:p>
                    <text:list>
                      <text:list-item>
                        <text:p text:style-name="P1">vs. <text:span text:style-name="T2">instance</text:span> attribute: <text:span text:style-name="T2">separate</text:span> for each object</text:p>
                      </text:list-item>
                    </text:list>
                  </text:list-item>
                  <text:list-item>
                    <text:p text:style-name="P1">Exists <text:span text:style-name="T2">before</text:span> class is instantiated</text:p>
                    <text:list>
                      <text:list-item>
                        <text:p text:style-name="P1">Invoke <text:span text:style-name="T2">class methods</text:span> as: <text:span text:style-name="T1">ClassName.method(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Running</text:span> a class vs. <text:span text:style-name="T2">instantiating</text:span> a class:</text:p>
                <text:list>
                  <text:list-item>
                    <text:p text:style-name="P1"><text:span text:style-name="T2">Run</text:span> a class from JRE: <text:span text:style-name="T1">java MyClass</text:span></text:p>
                    <text:list>
                      <text:list-item>
                        <text:p text:style-name="P1">No instances made, just <text:span text:style-name="T1">MyClass.main()</text:span> invoked</text:p>
                      </text:list-item>
                    </text:list>
                  </text:list-item>
                  <text:list-item>
                    <text:p text:style-name="P1"><text:span text:style-name="T2">Instantiating</text:span>: <text:span text:style-name="T1">new MyClass()</text:span></text:p>
                    <text:list>
                      <text:list-item>
                        <text:p text:style-name="P1"><text:span text:style-name="T2">Constructor</text:span> is run, <text:span text:style-name="T1">main()</text:span> is not ru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static import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1">import static java.lang.Math.*;</text:span></text:p>
                      </text:list-item>
                    </text:list>
                  </text:list-item>
                </text:list>
              </text:list-item>
              <text:list-item>
                <text:p text:style-name="P1">Import all <text:span text:style-name="T2">static</text:span> members of a class</text:p>
              </text:list-item>
              <text:list-item>
                <text:p text:style-name="P1">Brings static variables/methods into current <text:span text:style-name="T2">namespace</text:span>:</text:p>
                <text:list>
                  <text:list-item>
                    <text:list>
                      <text:list-item>
                        <text:p text:style-name="P1"><text:span text:style-name="T1">sqrt( 36.0 ); </text:span><text:span text:style-name="T3">instead of</text:span><text:span text:style-name="T1"> Math.sqrt( 36.0 );</text:span></text:p>
                      </text:list-item>
                      <text:list-item>
                        <text:p text:style-name="P1"><text:span text:style-name="T1">log( E );</text:span><text:span text:style-name="T3"> instead of </text:span><text:span text:style-name="T1">Math.log( Math.E );</text:span></text:p>
                      </text:list-item>
                    </text:list>
                  </text:list-item>
                </text:list>
              </text:list-item>
              <text:list-item>
                <text:p text:style-name="P1">Can also bring in <text:span text:style-name="T2">one</text:span> particular member:</text:p>
                <text:list>
                  <text:list-item>
                    <text:list>
                      <text:list-item>
                        <text:p text:style-name="P1"><text:span text:style-name="T1">import static java.lang.Math.sqr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Scope vs. duration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The <text:span text:style-name="T2">duration</text:span> (lifetime) of an identifier is the runtime period <text:span text:style-name="T2">when</text:span> it exists in memory</text:p>
                <text:list>
                  <text:list-item>
                    <text:p text:style-name="P1"><text:span text:style-name="T2">Automatic</text:span> duration</text:p>
                    <text:list>
                      <text:list-item>
                        <text:p text:style-name="P1"><text:span text:style-name="T2">Local</text:span> variables disappear when block finishes</text:p>
                      </text:list-item>
                    </text:list>
                  </text:list-item>
                  <text:list-item>
                    <text:p text:style-name="P1"><text:span text:style-name="T2">Static</text:span> duration</text:p>
                    <text:list>
                      <text:list-item>
                        <text:p text:style-name="P1">As long as the <text:span text:style-name="T2">object</text:span>/module/program exists</text:p>
                      </text:list-item>
                    </text:list>
                  </text:list-item>
                </text:list>
              </text:list-item>
              <text:list-item>
                <text:p text:style-name="P1">The <text:span text:style-name="T2">scope</text:span> of an identifier is the lexical extent <text:span text:style-name="T2">where</text:span> it can be referenced</text:p>
                <text:list>
                  <text:list-item>
                    <text:p text:style-name="P1"><text:span text:style-name="T2">Block</text:span> scope</text:p>
                  </text:list-item>
                  <text:list-item>
                    <text:p text:style-name="P1"><text:span text:style-name="T2">Class</text:span> scop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Scope example</text:p>
          </draw:text-box>
        </draw:frame>
        <draw:frame presentation:style-name="pr8" draw:text-style-name="P7" draw:layer="layout" svg:width="25.958cm" svg:height="15.735cm" svg:x="1.072cm" svg:y="3.039cm" presentation:class="outline">
          <draw:text-box>
            <text:p text:style-name="P4"><text:span text:style-name="T4">public class ScopeExample {</text:span></text:p>
            <text:p text:style-name="P5"><text:span text:style-name="T5">int numApples = 0;</text:span><text:span text:style-name="T5"><text:tab/></text:span><text:span text:style-name="T5"><text:tab/></text:span><text:span text:style-name="T5"><text:tab/></text:span><text:span text:style-name="T5">// class scope</text:span></text:p>
            <text:p text:style-name="P5"><text:span text:style-name="T5">public void listApples() {</text:span></text:p>
            <text:p text:style-name="P6"><text:span text:style-name="T5">int counter = 0;</text:span><text:span text:style-name="T5"><text:tab/></text:span><text:span text:style-name="T5"><text:tab/></text:span><text:span text:style-name="T5"><text:tab/></text:span><text:span text:style-name="T5">// block scope</text:span></text:p>
            <text:p text:style-name="P5"><text:span text:style-name="T5">}</text:span></text:p>
            <text:p text:style-name="P4"><text:span text:style-name="T4">}</text:span></text:p>
            <text:list text:style-name="L2">
              <text:list-item>
                <text:p text:style-name="P1"><text:span text:style-name="T1">numApples</text:span> is an <text:span text:style-name="T2">instance</text:span> variable with <text:span text:style-name="T2">class</text:span> scope: accessible to all <text:span text:style-name="T2">methods</text:span> of this class</text:p>
              </text:list-item>
              <text:list-item>
                <text:p text:style-name="P1"><text:span text:style-name="T1">counter</text:span> is a <text:span text:style-name="T2">local</text:span> variable with <text:span text:style-name="T2">block</text:span> scope: not accessible outside the <text:span text:style-name="T1">listApples()</text:span> metho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708cm" svg:height="1.809cm" svg:x="1cm" svg:y="0.337cm" presentation:class="title">
          <draw:text-box>
            <text:p>References and copy construct.</text:p>
          </draw:text-box>
        </draw:frame>
        <draw:frame presentation:style-name="pr11" draw:layer="layout" svg:width="25.958cm" svg:height="15.735cm" svg:x="1.072cm" svg:y="3.039cm" presentation:class="outline">
          <draw:text-box>
            <text:list text:style-name="L2">
              <text:list-item>
                <text:p>Straight <text:span text:style-name="T2">assignment</text:span> of objects merely makes an <text:span text:style-name="T2">alias</text:span> (reference):</text:p>
                <text:list>
                  <text:list-item>
                    <text:list>
                      <text:list-item>
                        <text:p><text:span text:style-name="T6">Student joe = new Student(“Joe Smith”);</text:span></text:p>
                      </text:list-item>
                      <text:list-item>
                        <text:p><text:span text:style-name="T6">Student jane = joe;</text:span><text:span text:style-name="T6"><text:tab/></text:span><text:span text:style-name="T6"><text:tab/></text:span><text:span text:style-name="T6"><text:tab/></text:span><text:span text:style-name="T7">// alias</text:span></text:p>
                      </text:list-item>
                    </text:list>
                  </text:list-item>
                </text:list>
              </text:list-item>
              <text:list-item>
                <text:p>How to implement deep copy? <text:span text:style-name="T2">Copy constructor</text:span></text:p>
                <text:list>
                  <text:list-item>
                    <text:p><text:span text:style-name="T2">Overload</text:span> constructor to accept another object of the <text:span text:style-name="T2">same type</text:span>:</text:p>
                    <text:list>
                      <text:list-item>
                        <text:p><text:span text:style-name="T8">public Student(String name) { … }</text:span></text:p>
                      </text:list-item>
                      <text:list-item>
                        <text:p><text:span text:style-name="T8">public Student(</text:span><text:span text:style-name="T9">Student other</text:span><text:span text:style-name="T8">) {</text:span><text:span text:style-name="T9">// copy constr.</text:span></text:p>
                        <text:list>
                          <text:list-header>
                            <text:p><text:span text:style-name="T8">name = other.name;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">Using</text:span> the copy constructor:</text:p>
                    <text:list>
                      <text:list-item>
                        <text:p><text:span text:style-name="T8">Student jane = new Student(joe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708cm" svg:height="1.809cm" svg:x="1cm" svg:y="0.337cm" presentation:class="title">
          <draw:text-box>
            <text:p>Overloaded constructors</text:p>
          </draw:text-box>
        </draw:frame>
        <draw:frame presentation:style-name="pr11" draw:layer="layout" svg:width="25.958cm" svg:height="15.735cm" svg:x="1.072cm" svg:y="3.039cm" presentation:class="outline">
          <draw:text-box>
            <text:list text:style-name="L2">
              <text:list-item>
                <text:p>In summary, any well-designed <text:span text:style-name="T2">class</text:span> that stores data (attributes) ought to have:</text:p>
              </text:list-item>
              <text:list-item>
                <text:p><text:span text:style-name="T1">Private</text:span> (or <text:span text:style-name="T1">protected</text:span>) <text:span text:style-name="T2">attributes</text:span></text:p>
              </text:list-item>
              <text:list-item>
                <text:p><text:span text:style-name="T1">Public</text:span> <text:span text:style-name="T2">set/get </text:span>methods as appropriate</text:p>
              </text:list-item>
              <text:list-item>
                <text:p>Several overloaded <text:span text:style-name="T2">constructors</text:span>:</text:p>
                <text:list>
                  <text:list-item>
                    <text:p>Using <text:span text:style-name="T2">args</text:span> to initialize attributes</text:p>
                  </text:list-item>
                  <text:list-item>
                    <text:p>With fewer or <text:span text:style-name="T2">no</text:span> args (using default values)</text:p>
                  </text:list-item>
                  <text:list-item>
                    <text:p>With a single object of same type<text:line-break/>(<text:span text:style-name="T2">copy constructor</text:span>)</text:p>
                  </text:list-item>
                </text:list>
              </text:list-item>
              <text:list-item>
                <text:p>Other <text:span text:style-name="T1">public</text:span> <text:span text:style-name="T2">methods</text:span> for desired functionality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708cm" svg:height="1.809cm" svg:x="1cm" svg:y="0.337cm" presentation:class="title">
          <draw:text-box>
            <text:p>Null reference</text:p>
          </draw:text-box>
        </draw:frame>
        <draw:frame presentation:style-name="pr11" draw:layer="layout" svg:width="25.958cm" svg:height="15.735cm" svg:x="1.072cm" svg:y="3.039cm" presentation:class="outline">
          <draw:text-box>
            <text:list text:style-name="L2">
              <text:list-item>
                <text:p>To create an object, first <text:span text:style-name="T2">declare</text:span> it:</text:p>
                <text:list>
                  <text:list-item>
                    <text:list>
                      <text:list-item>
                        <text:p><text:span text:style-name="T6">Student joe;</text:span></text:p>
                      </text:list-item>
                    </text:list>
                  </text:list-item>
                </text:list>
              </text:list-item>
              <text:list-item>
                <text:p>Then create a new <text:span text:style-name="T2">instance</text:span>:</text:p>
                <text:list>
                  <text:list-item>
                    <text:list>
                      <text:list-item>
                        <text:p><text:span text:style-name="T6">joe = new Student(“Joe Smith”);</text:span></text:p>
                      </text:list-item>
                      <text:list-item>
                        <text:p><text:span text:style-name="T6">joe.getName();</text:span></text:p>
                      </text:list-item>
                    </text:list>
                  </text:list-item>
                </text:list>
              </text:list-item>
              <text:list-item>
                <text:p>Before an object is assigned, it has value <text:span text:style-name="T2">null</text:span></text:p>
              </text:list-item>
              <text:list-item>
                <text:p>When accepting objects as function <text:span text:style-name="T2">parameters</text:span>, check to ensure they are not <text:span text:style-name="T2">null</text:span> references:</text:p>
                <text:list>
                  <text:list-item>
                    <text:p>e.g., in the copy constructor:</text:p>
                    <text:list>
                      <text:list-item>
                        <text:p><text:span text:style-name="T8">public void Student(Student other) {</text:span></text:p>
                        <text:list>
                          <text:list-header>
                            <text:p><text:span text:style-name="T8">if (other != null) { ..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708cm" svg:height="1.809cm" svg:x="1cm" svg:y="0.337cm" presentation:class="title">
          <draw:text-box>
            <text:p>Initializing object attributes</text:p>
          </draw:text-box>
        </draw:frame>
        <draw:frame presentation:style-name="pr11" draw:layer="layout" svg:width="25.958cm" svg:height="15.735cm" svg:x="1.072cm" svg:y="3.039cm" presentation:class="outline">
          <draw:text-box>
            <text:list text:style-name="L2">
              <text:list-item>
                <text:p>Set <text:span text:style-name="T2">default</text:span> values for attributes in <text:span text:style-name="T2">constructor</text:span>:</text:p>
                <text:list>
                  <text:list-item>
                    <text:p><text:span text:style-name="T8">public class Student {</text:span></text:p>
                    <text:list>
                      <text:list-item>
                        <text:p><text:span text:style-name="T8">String </text:span><text:span text:style-name="T9">name</text:span><text:span text:style-name="T8">;</text:span></text:p>
                      </text:list-item>
                      <text:list-item>
                        <text:p><text:span text:style-name="T8">Date </text:span><text:span text:style-name="T9">birthdate</text:span><text:span text:style-name="T8">;</text:span></text:p>
                      </text:list-item>
                      <text:list-item>
                        <text:p><text:span text:style-name="T8">public Student() {</text:span></text:p>
                        <text:list>
                          <text:list-header>
                            <text:p><text:span text:style-name="T9">name</text:span><text:span text:style-name="T8"> = “</text:span><text:span text:style-name="T10">Joe</text:span><text:span text:style-name="T8">”; </text:span><text:span text:style-name="T9">birthdate</text:span><text:span text:style-name="T8"> = new Date(); }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 initialize in <text:span text:style-name="T2">declaration</text:span> (only for non-objects):</text:p>
                <text:list>
                  <text:list-item>
                    <text:p><text:span text:style-name="T8">public class Student {</text:span></text:p>
                    <text:list>
                      <text:list-item>
                        <text:p><text:span text:style-name="T8">String </text:span><text:span text:style-name="T9">name</text:span><text:span text:style-name="T8"> = “</text:span><text:span text:style-name="T10">Joe</text:span><text:span text:style-name="T8">”;</text:span></text:p>
                      </text:list-item>
                      <text:list-item>
                        <text:p><text:span text:style-name="T8">public Student() {</text:span></text:p>
                        <text:list>
                          <text:list-header>
                            <text:p><text:span text:style-name="T9">birthdate</text:span><text:span text:style-name="T8"> = new Date(); }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708cm" svg:height="1.809cm" svg:x="1cm" svg:y="0.337cm" presentation:class="title">
          <draw:text-box>
            <text:p>Wrapper classes</text:p>
          </draw:text-box>
        </draw:frame>
        <draw:frame presentation:style-name="pr11" draw:layer="layout" svg:width="25.958cm" svg:height="15.735cm" svg:x="1.072cm" svg:y="3.039cm" presentation:class="outline">
          <draw:text-box>
            <text:list text:style-name="L2">
              <text:list-item>
                <text:p>Java is <text:span text:style-name="T2">OO</text:span>: “everything is an object”</text:p>
                <text:list>
                  <text:list-item>
                    <text:p>What about <text:span text:style-name="T2">primitive</text:span> types: <text:span text:style-name="T1">int</text:span>, <text:span text:style-name="T1">char</text:span>, etc.?</text:p>
                  </text:list-item>
                </text:list>
              </text:list-item>
              <text:list-item>
                <text:p><text:span text:style-name="T2">Wrapper</text:span> classes: <text:span text:style-name="T1">Integer</text:span>, <text:span text:style-name="T1">Character</text:span>, <text:span text:style-name="T1">Double</text:span>, …</text:p>
                <text:list>
                  <text:list-item>
                    <text:p>Auto-<text:span text:style-name="T2">boxing</text:span>/unboxing:</text:p>
                    <text:list>
                      <text:list-item>
                        <text:p><text:span text:style-name="T6">Integer numApples = 15;</text:span></text:p>
                      </text:list-item>
                      <text:list-item>
                        <text:p><text:span text:style-name="T6">int numA = numApples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tatic</text:span> methods to <text:span text:style-name="T2">convert</text:span> to/from Strings:</text:p>
                <text:list>
                  <text:list-item>
                    <text:list>
                      <text:list-item>
                        <text:p><text:span text:style-name="T6">int numA = Integer.parseInt(“12.58”);</text:span></text:p>
                      </text:list-item>
                      <text:list-item>
                        <text:p><text:span text:style-name="T6">Double.toString(12.58);</text:span></text:p>
                      </text:list-item>
                    </text:list>
                  </text:list-item>
                </text:list>
              </text:list-item>
              <text:list-item>
                <text:p>Can define <text:span text:style-name="T1">.toString()</text:span> for <text:span text:style-name="T2">any</text:span> class (Py: <text:span text:style-name="T1">__str__</text:span>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708cm" svg:height="1.809cm" svg:x="1cm" svg:y="0.337cm" presentation:class="title">
          <draw:text-box>
            <text:p>Date</text:p>
          </draw:text-box>
        </draw:frame>
        <draw:frame presentation:style-name="pr11" draw:layer="layout" svg:width="25.958cm" svg:height="15.735cm" svg:x="1.072cm" svg:y="3.039cm" presentation:class="outline">
          <draw:text-box>
            <text:list text:style-name="L2">
              <text:list-item>
                <text:p>Get the <text:span text:style-name="T2">current</text:span> date and time:</text:p>
                <text:list>
                  <text:list-item>
                    <text:list>
                      <text:list-item>
                        <text:p><text:span text:style-name="T6">import java.util.</text:span><text:span text:style-name="T11">Date</text:span><text:span text:style-name="T6">;</text:span></text:p>
                      </text:list-item>
                      <text:list-item>
                        <text:p><text:span text:style-name="T6">Date now = </text:span><text:span text:style-name="T11">new Date()</text:span><text:span text:style-name="T6">;</text:span></text:p>
                      </text:list-item>
                    </text:list>
                  </text:list-item>
                  <text:list-item>
                    <text:p>Stores number of milliseconds since midnight 1Jan1970 UTC (the “<text:span text:style-name="T2">epoch</text:span>”)</text:p>
                  </text:list-item>
                </text:list>
              </text:list-item>
              <text:list-item>
                <text:p><text:span text:style-name="T2">Format</text:span> it in current <text:span text:style-name="T2">timezone</text:span> for display:</text:p>
                <text:list>
                  <text:list-item>
                    <text:p><text:span text:style-name="T8">import java.text.</text:span><text:span text:style-name="T10">SimpleDateFormat</text:span><text:span text:style-name="T8">;</text:span></text:p>
                  </text:list-item>
                  <text:list-item>
                    <text:p><text:span text:style-name="T8">DateFormat fmt = new SimpleDateFormat(</text:span><text:span text:style-name="T8"><text:line-break/></text:span><text:span text:style-name="T8">“</text:span><text:span text:style-name="T9">yyyy/MM/dd HH:mm:ss</text:span><text:span text:style-name="T8">”);</text:span></text:p>
                  </text:list-item>
                  <text:list-item>
                    <text:p><text:span text:style-name="T8">fmt.</text:span><text:span text:style-name="T10">format</text:span><text:span text:style-name="T8">( now )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708cm" svg:height="1.809cm" svg:x="1cm" svg:y="0.337cm" presentation:class="title">
          <draw:text-box>
            <text:p>DateFormat</text:p>
          </draw:text-box>
        </draw:frame>
        <draw:frame presentation:style-name="pr11" draw:layer="layout" svg:width="25.958cm" svg:height="15.735cm" svg:x="1.072cm" svg:y="3.039cm" presentation:class="outline">
          <draw:text-box>
            <text:list text:style-name="L2">
              <text:list-item>
                <text:p>The <text:span text:style-name="T2">date</text:span> is <text:span text:style-name="T2">universal</text:span>, same across the globe</text:p>
              </text:list-item>
              <text:list-item>
                <text:p>How it is <text:span text:style-name="T2">formatted</text:span> depends on <text:span text:style-name="T2">local</text:span> timezone</text:p>
              </text:list-item>
              <text:list-item>
                <text:p><text:span text:style-name="T1">SimpleDateFormat</text:span> creates a DateFormat <text:span text:style-name="T2">formatter</text:span> object that can <text:span text:style-name="T2">convert</text:span> between the <text:span text:style-name="T1">Date</text:span> (universal) and a <text:span text:style-name="T1">string</text:span> (localized)</text:p>
                <text:list>
                  <text:list-item>
                    <text:p><text:span text:style-name="T1">Date</text:span> → <text:span text:style-name="T1">String</text:span>: <text:span text:style-name="T12">fmt.</text:span><text:span text:style-name="T13">format</text:span><text:span text:style-name="T12">( </text:span><text:span text:style-name="T14">date</text:span><text:span text:style-name="T12"> );</text:span></text:p>
                  </text:list-item>
                  <text:list-item>
                    <text:p><text:span text:style-name="T1">String</text:span>→<text:span text:style-name="T1">Date</text:span>: <text:span text:style-name="T12">fmt.</text:span><text:span text:style-name="T13">parse</text:span><text:span text:style-name="T12">(“</text:span><text:span text:style-name="T14">27 Jan 2010 15:00</text:span><text:span text:style-name="T12">”)</text:span></text:p>
                  </text:list-item>
                </text:list>
              </text:list-item>
              <text:list-item>
                <text:p><text:span text:style-name="T2">More</text:span> info: see JavaSE documentation:<text:line-break/> <text:span text:style-name="T15"><text:a xlink:href="http://java.sun.com/javase/6/docs/api/java/util/Date.html">Date</text:a></text:span>, <text:span text:style-name="T15"><text:a xlink:href="http://java.sun.com/javase/6/docs/api/java/text/DateFormat.html">DateFormat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708cm" svg:height="1.809cm" svg:x="1cm" svg:y="0.337cm" presentation:class="title">
          <draw:text-box>
            <text:p>Class design: testbed</text:p>
          </draw:text-box>
        </draw:frame>
        <draw:frame presentation:style-name="pr11" draw:layer="layout" svg:width="25.958cm" svg:height="15.735cm" svg:x="1.072cm" svg:y="3.039cm" presentation:class="outline">
          <draw:text-box>
            <text:list text:style-name="L2">
              <text:list-item>
                <text:p><text:span text:style-name="T2">Main</text:span> class (<text:span text:style-name="T1">Student</text:span>): <text:span text:style-name="T2">attribs</text:span>, <text:span text:style-name="T2">methods</text:span>, constr.</text:p>
                <text:list>
                  <text:list-item>
                    <text:list>
                      <text:list-item>
                        <text:p><text:span text:style-name="T12">public class </text:span><text:span text:style-name="T14">Student</text:span><text:span text:style-name="T12"> {</text:span></text:p>
                        <text:list>
                          <text:list-item>
                            <text:p><text:span text:style-name="T12">String </text:span><text:span text:style-name="T14">name</text:span><text:span text:style-name="T12">;</text:span></text:p>
                          </text:list-item>
                          <text:list-item>
                            <text:p><text:span text:style-name="T12">short </text:span><text:span text:style-name="T14">ID</text:span><text:span text:style-name="T12">;</text:span></text:p>
                          </text:list-item>
                          <text:list-item>
                            <text:p><text:span text:style-name="T12">public </text:span><text:span text:style-name="T14">Student()</text:span><text:span text:style-name="T12"> {…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Testbed</text:span> class (<text:span text:style-name="T1">StudentTest</text:span>):</text:p>
                <text:list>
                  <text:list-item>
                    <text:p><text:span text:style-name="T1">main</text:span>() and other methods create <text:span text:style-name="T2">instances</text:span> of <text:span text:style-name="T1">Student</text:span> and call methods:</text:p>
                    <text:list>
                      <text:list-item>
                        <text:p><text:span text:style-name="T12">public class </text:span><text:span text:style-name="T14">StudentTest</text:span><text:span text:style-name="T12"> {</text:span></text:p>
                        <text:list>
                          <text:list-item>
                            <text:p><text:span text:style-name="T12">public static void </text:span><text:span text:style-name="T14">main</text:span><text:span text:style-name="T12">( String args[] ) {</text:span></text:p>
                            <text:list>
                              <text:list-item>
                                <text:p><text:span text:style-name="T12">Student s1 = </text:span><text:span text:style-name="T14">new Student()</text:span><text:span text:style-name="T12">;</text:span></text:p>
                              </text:list-item>
                              <text:list-item>
                                <text:p><text:span text:style-name="T12">s1.setName(“Joe Smith”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708cm" svg:height="1.809cm" svg:x="1cm" svg:y="0.337cm" presentation:class="title">
          <draw:text-box>
            <text:p>Unit testing with JUnit4</text:p>
          </draw:text-box>
        </draw:frame>
        <draw:frame presentation:style-name="pr11" draw:layer="layout" svg:width="25.958cm" svg:height="15.735cm" svg:x="1.072cm" svg:y="3.039cm" presentation:class="outline">
          <draw:text-box>
            <text:list text:style-name="L2">
              <text:list-item>
                <text:p>Create a separate <text:span text:style-name="T2">class</text:span> to hold your <text:span text:style-name="T2">testcases</text:span></text:p>
                <text:list>
                  <text:list-item>
                    <text:list>
                      <text:list-item>
                        <text:p><text:span text:style-name="T6">import org.junit.Test;</text:span></text:p>
                      </text:list-item>
                      <text:list-item>
                        <text:p><text:span text:style-name="T6">import static org.junit.Assert.*;</text:span></text:p>
                      </text:list-item>
                    </text:list>
                  </text:list-item>
                </text:list>
              </text:list-item>
              <text:list-item>
                <text:p>Each test case is a <text:span text:style-name="T2">method</text:span>: declare with <text:span text:style-name="T1">@Test</text:span></text:p>
                <text:list>
                  <text:list-item>
                    <text:p>Create some <text:span text:style-name="T2">objects</text:span> from your class</text:p>
                  </text:list-item>
                  <text:list-item>
                    <text:p>Call some <text:span text:style-name="T2">methods</text:span> on your objects</text:p>
                  </text:list-item>
                  <text:list-item>
                    <text:p>Make <text:span text:style-name="T2">assertions</text:span>: <text:span text:style-name="T1">assertEquals( </text:span>a<text:span text:style-name="T1">, </text:span>b<text:span text:style-name="T1"> );</text:span></text:p>
                  </text:list-item>
                </text:list>
              </text:list-item>
              <text:list-item>
                <text:p><text:span text:style-name="T2">Run</text:span> the test cases:</text:p>
                <text:list>
                  <text:list-item>
                    <text:p>In Eclipse: <text:span text:style-name="T15">New</text:span> → <text:span text:style-name="T15">JUnit Test Case</text:span>, and <text:span text:style-name="T15">Run</text:span></text:p>
                  </text:list-item>
                  <text:list-item>
                    <text:p><text:span text:style-name="T16">org.junit.runner.JUnitCore.runClasses( TestClass1.class )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page-layout style:name="PM3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presentation:notes style:page-layout-name="PM3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8$Build-9502</meta:generator>
    <meta:creation-date>2011-01-25T08:42:07</meta:creation-date>
    <dc:language>en-US</dc:language>
    <meta:editing-cycles>3</meta:editing-cycles>
    <meta:editing-duration>PT02H20M50S</meta:editing-duration>
    <meta:initial-creator>sean ho</meta:initial-creator>
    <dc:date>2011-01-25T11:02:51</dc:date>
    <dc:creator>sean ho</dc:creator>
    <meta:document-statistic meta:object-count="2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